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600000125E41337D3.png" manifest:media-type="image/png"/>
  <manifest:file-entry manifest:full-path="Pictures/100000010000032F000000F80743F5B6.png" manifest:media-type="image/png"/>
  <manifest:file-entry manifest:full-path="Pictures/10000001000002F8000001074360FECE.png" manifest:media-type="image/png"/>
  <manifest:file-entry manifest:full-path="Pictures/10000001000000DB000000974D4D2D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a80" officeooo:paragraph-rsid="001bca80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bca80" officeooo:paragraph-rsid="001bca80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bca80" officeooo:paragraph-rsid="001bca80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officeooo:rsid="001bca80" officeooo:paragraph-rsid="001bca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x="-0.0091in" svg:y="0.1909in" svg:width="2.0854in" svg:height="1.4382in" draw:z-index="0"><draw:image xlink:href="Pictures/10000001000000DB000000974D4D2DDA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as-char" svg:y="-1.9827in" svg:width="4.7063in" svg:height="1.6283in" draw:z-index="1"><draw:image xlink:href="Pictures/10000001000002F8000001074360FECE.png" xlink:type="simple" xlink:show="embed" xlink:actuate="onLoad" draw:mime-type="image/png"/></draw:frame></text:p>
      <text:p text:style-name="P3"/>
      <text:p text:style-name="P4"/>
      <text:p text:style-name="P3"/>
      <text:p text:style-name="P3"/>
      <text:p text:style-name="P3"/>
      <text:p text:style-name="P3"><draw:frame draw:style-name="fr2" draw:name="Image3" text:anchor-type="as-char" svg:width="7.1902in" svg:height="1.9252in" draw:z-index="2"><draw:image xlink:href="Pictures/100000010000044600000125E41337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as-char" svg:width="5.4874in" svg:height="1.6693in" draw:z-index="3"><draw:image xlink:href="Pictures/100000010000032F000000F80743F5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18in" fo:margin-right="0.516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9:03:00.449628656</meta:creation-date>
    <dc:date>2024-09-19T09:12:50.208246444</dc:date>
    <meta:editing-duration>PT9M50S</meta:editing-duration>
    <meta:editing-cycles>1</meta:editing-cycles>
    <meta:generator>LibreOffice/24.2.5.2$Linux_X86_64 LibreOffice_project/420$Build-2</meta:generator>
    <meta:document-statistic meta:table-count="0" meta:image-count="4" meta:object-count="0" meta:page-count="2" meta:paragraph-count="3" meta:word-count="0" meta:character-count="0" meta:non-whitespace-character-count="0"/>
  </office:meta>
</office:document-meta>
</file>